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dia 7 de Febrero nos volvimos a reunir. Lo primero que hicimos fue repasar las cosas habladas en la anterior reunion, como el fallo de la <text:span text:style-name="T1">base de datos en la que tenemos que seguir trabajando</text:span>, aspectos de la memoria por completar como <text:span text:style-name="T1">la alineación de la imagen de broadcasting</text:span> (que hay que hacer), <text:span text:style-name="T1">los ejemplos</text:span> (que aun falta alguno como el de numpy o kivy), las referencias que ya estan añadidas, los requisitos de seguridad que ya estan añadidos, pero <text:span text:style-name="T1">hay que advertir que son requisitos de despliegue</text:span><text:span text:style-name="T2"> que no se implementaran en el programa</text:span> por el momento, y habra que <text:span text:style-name="T1">añadir el esquema de seguridad</text:span> nacional que me ha mandado Anabel en un correo, y despues el programa para los casos de uso que era bouml, con el que tendremos que trabajar. </text:p>
      <text:p text:style-name="Standard"/>
      <text:p text:style-name="Standard">Mas tarde durante la reunion hemos estado trabajando con la base de datos, que en principio funciona bastante bien, sin embargo <text:span text:style-name="T1">el atributo descripcion no aparece en la propia base de datos</text:span> a pesar de que el atributo si que existe. <text:span text:style-name="T1">Subire el programa</text:span> para que mire Domingo cual puede ser el posible problema. </text:p>
      <text:p text:style-name="Standard"/>
      <text:p text:style-name="Standard">Despues hemos estado analizando el codigo para <text:span text:style-name="T1">diferenciar cuando se sube una imagen, y cuando se sube un txt</text:span>. Es con la parte que que mas hemos analizado. La idea es que cuando el archivo es un txt (seria el archivo resultados en teoria), tienes que abrirlo (open), ir mirando los datos, ir a la ultima fila, coger solo la ruta, no toda la fila (hemos hecho un ejemplo con split), y habria que comprobar si la imagen esta en la base de datos porque sino deberia dar error de archivo no encontrado. Si existe la imagen lo que hay que hacer es crear la instancia de datos en la base de datos con los valores del fichero.</text:p>
      <text:p text:style-name="Standard"/>
      <text:p text:style-name="Standard">Si el archivo es una imagen, hay que comprobar que no existe en la base de datos para que no haya 2 imagenes iguales, habra que pedirle una descripcion, y luego con el upload de la imagen (la imagen se sube directamente a la carpeta uploads) cogemos el nombre de la imagen y el nombre del fichero de la imagen y añadirlos a la base de datos (junto a la descripcion que hay que añadir). </text:p>
      <text:p text:style-name="Standard"/>
      <text:p text:style-name="Standard"><text:span text:style-name="T1">Habra que trabajar en esa parte que es la mas importante de lo que falta</text:span>, y despues hay que <text:span text:style-name="T1">trabajar con bouml</text:span> para hacer los casos de uso que hacen falta. Para ello hay que poner “muñequitos” con la gente que interactua en esos casos, por ejemplo el usuario o el admin si hiciera falta (creemos que no). Habra que explicar lo que hace el usuario y determinar el flujo principal, los pasos a seguir si la accion es exitosa, si falla, etc … (Domingo iba a mandar un correo sobre ello).</text:p>
      <text:p text:style-name="Standard"><text:s text:c="3"/></text:p>
      <text:p text:style-name="Standard">Por ultimo, faltan algunas cosas mas que no estan muy vinculadas ni <text:span text:style-name="T1">desarrolladas como los modulos</text:span> de los que hablamos en su dia para hacer el programa mas limpio y eficiente, y alguna cosa mas que va a hacer falta sobretodo para cumplir los requisitos indicados.</text:p>
      <text:p text:style-name="Standard"/>
      <text:p text:style-name="Standard">Esto es lo que falta para acabar el trabajo. </text:p>
      <text:p text:style-name="Standard"/>
      <text:list xml:id="list7764863733792263934" text:style-name="L1">
        <text:list-item>
          <text:p text:style-name="P1">Programación </text:p>
          <text:p text:style-name="P1"/>
          <text:list>
            <text:list-item>
              <text:p text:style-name="P1">Trabajar con la base de datos (Problema descripcion)</text:p>
            </text:list-item>
            <text:list-item>
              <text:p text:style-name="P1">Flask: En funcion de si es txt o imagen hacer una cosa u otra </text:p>
              <text:list>
                <text:list-item>
                  <text:p text:style-name="P1">txt: Vincular fichero a foto. Añadir a base de datos. (comentado en flask)</text:p>
                </text:list-item>
                <text:list-item>
                  <text:p text:style-name="P1">imagen: añadir descripcion y añadir a upload. Añadir a base de datos. (comentado en flask) (np)</text:p>
                </text:list-item>
              </text:list>
              <text:p text:style-name="P1"/>
            </text:list-item>
          </text:list>
          <text:p text:style-name="P1"/>
        </text:list-item>
        <text:list-item>
          <text:p text:style-name="P1">Memoria</text:p>
          <text:list>
            <text:list-item>
              <text:p text:style-name="P1">Repasar Requisitos no Funcionales (Requisitos de seguridad?) - esquema de seguridad?</text:p>
            </text:list-item>
            <text:list-item>
              <text:p text:style-name="P1">Casos de Uso (bouml)</text:p>
            </text:list-item>
            <text:list-item>
              <text:p text:style-name="P1">Alinear imagen Broadcasting (Domingo)</text:p>
            </text:list-item>
          </text:list>
          <text:p text:style-name="P1"><text:soft-page-break/></text:p>
        </text:list-item>
        <text:list-item>
          <text:p text:style-name="P1">Programación Parte 2</text:p>
          <text:list>
            <text:list-item>
              <text:p text:style-name="P1">Flask: Programa sencillo que deje subir imagenes y datos (tutoriales mirados) (base de datos, botones, subir ficheros)</text:p>
            </text:list-item>
            <text:list-item>
              <text:p text:style-name="P1">Solucionar diferencias entre varianza real y varianza nuestra (desarrollar el pseudocodigo)</text:p>
            </text:list-item>
            <text:list-item>
              <text:p text:style-name="P1">Extrapolar ultimas rejillas para calcular la varianza y ver si se puede finalizar el programa antes. (Modulo)</text:p>
            </text:list-item>
            <text:list-item>
              <text:p text:style-name="P1">En kdtrees, hacer la ruta de las coordenadas local, y que los datos se cojan de alguna manera. Pasarlo a la funcion</text:p>
            </text:list-item>
            <text:list-item>
              <text:p text:style-name="P1">devolvermatreal. En el main porque sino como los identificas?.</text:p>
            </text:list-item>
            <text:list-item>
              <text:p text:style-name="P1">Domingo: Area pequeña en Pop up</text:p>
            </text:list-item>
            <text:list-item>
              <text:p text:style-name="P1">Modulo para el PATH (Correo Domingo)</text:p>
              <text:p text:style-name="P1"/>
            </text:list-item>
          </text:list>
        </text:list-item>
        <text:list-item>
          <text:p text:style-name="P1">Memoria:</text:p>
          <text:list>
            <text:list-item>
              <text:p text:style-name="P1">Añadir ejemplos (numpy, kivy, pillow) </text:p>
            </text:list-item>
            <text:list-item>
              <text:p text:style-name="P1">Colocar bien los requisitos funcionales y no funcionales. Añadir las categorias a ambos. </text:p>
            </text:list-item>
            <text:list-item>
              <text:p text:style-name="P1">Añadir requisitos de dominio, explicar lo que es y referenciar el libro de software sobre todo esto.</text:p>
            </text:list-item>
            <text:list-item>
              <text:p text:style-name="P1">Presentación del problema?</text:p>
            </text:list-item>
            <text:list-item>
              <text:p text:style-name="P1">Diseño (Ingenieria de Software) (modelo 3 capas) (libro de Domingo) (TFG correo)</text:p>
            </text:list-item>
            <text:list-item>
              <text:p text:style-name="P1">Pruebas</text:p>
            </text:list-item>
            <text:list-item>
              <text:p text:style-name="P1">Simulaciones </text:p>
            </text:list-item>
            <text:list-item>
              <text:p text:style-name="P1">Conclusiones</text:p>
            </text:list-item>
            <text:list-item>
              <text:p text:style-name="P1">Añadir problemas relevantes, otras tareas relevantes?</text:p>
            </text:list-item>
            <text:list-item>
              <text:p text:style-name="P1">Revisar resumen..</text:p>
            </text:list-item>
            <text:list-item>
              <text:p text:style-name="P1">Añadir imagenes</text:p>
              <text:p text:style-name="P1"/>
            </text:list-item>
          </text:list>
        </text:list-item>
        <text:list-item>
          <text:p text:style-name="P1">Programación parte 3</text:p>
          <text:list>
            <text:list-item>
              <text:p text:style-name="P1">Añadir las ideas de los requisitos funcionales y no funcionales que faltan</text:p>
            </text:list-item>
            <text:list-item>
              <text:p text:style-name="P1">Añadir el material que aun no hemos utilizado y hablamos de usar (python for android o buildozer, Matplotlib, pyinstaller)</text:p>
              <text:p text:style-name="P1"/>
            </text:list-item>
          </text:list>
        </text:list-item>
        <text:list-item>
          <text:p text:style-name="P1">Memoria parte 3:</text:p>
          <text:list>
            <text:list-item>
              <text:p text:style-name="P1">Material utilizado: añadir las cosas que aun no hemos utilizado (python for android o buildozer, Matplotlib, pyinstaller)</text:p>
            </text:list-item>
            <text:list-item>
              <text:p text:style-name="P1">Diagrama de gantt (pydev)</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20-02-03T09:15:18.30</meta:creation-date>
    <dc:date>2020-03-10T10:11:31.36</dc:date>
    <dc:creator>o </dc:creator>
    <meta:editing-duration>PT1H19M24S</meta:editing-duration>
    <meta:editing-cycles>6</meta:editing-cycles>
    <meta:generator>OpenOffice/4.1.3$Win32 OpenOffice.org_project/413m1$Build-9783</meta:generator>
    <meta:document-statistic meta:table-count="0" meta:image-count="0" meta:object-count="0" meta:page-count="2" meta:paragraph-count="43" meta:word-count="849" meta:character-count="4791"/>
  </office:meta>
</office:document-meta>
</file>